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fo:min-height="0cm" fo:min-width="0cm" fo:wrap-option="no-wrap"/>
    </style:style>
    <style:style style:name="gr3" style:family="graphic" style:parent-style-name="standard">
      <style:graphic-properties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graphic-properties style:protect="size"/>
    </style:style>
    <style:style style:name="pr1" style:family="presentation" style:parent-style-name="Predeterminado-notes">
      <style:graphic-properties draw:fill-color="#ffffff" fo:min-height="13.364cm"/>
    </style:style>
    <style:style style:name="co1" style:family="table-column">
      <style:table-column-properties style:column-width="4.471cm" style:use-optimal-column-width="false"/>
    </style:style>
    <style:style style:name="co2" style:family="table-column">
      <style:table-column-properties style:column-width="4.485cm" style:use-optimal-column-width="false"/>
    </style:style>
    <style:style style:name="ro1" style:family="table-row">
      <style:table-row-properties style:row-height="1.011cm"/>
    </style:style>
    <style:style style:name="ce1" style:family="table-cell">
      <style:graphic-properties style:repeat="repeat"/>
      <style:paragraph-properties fo:text-align="center"/>
    </style:style>
    <style:style style:name="ce2" style:family="table-cell">
      <style:graphic-properties style:repeat="repeat"/>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style-name="gr1" draw:text-style-name="P1" xml:id="id1" draw:id="id1" draw:layer="layout" svg:width="3.8cm" svg:height="1.8cm" svg:x="11.4cm" svg:y="7.1cm">
          <text:p text:style-name="P1">Router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3.8cm" svg:height="1.8cm" svg:x="11.4cm" svg:y="12.1cm">
          <text:p text:style-name="P1">Router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4.8cm" svg:height="2.6cm" svg:x="0.3cm" svg:y="6.7cm">
          <text:p text:style-name="P1">10.23.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3" draw:id="id3" draw:layer="layout" svg:width="4.8cm" svg:height="2.6cm" svg:x="10.917cm" svg:y="0.235cm">
          <text:p text:style-name="P1">10.25.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4" draw:id="id4" draw:layer="layout" svg:width="4.8cm" svg:height="2.6cm" svg:x="22.8cm" svg:y="6.7cm">
          <text:p text:style-name="P1">10.24.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7" draw:id="id7" draw:layer="layout" svg:width="4.8cm" svg:height="2.6cm" svg:x="0.3cm" svg:y="11.7cm">
          <text:p text:style-name="P1">10.22.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8" draw:id="id8" draw:layer="layout" svg:width="4.8cm" svg:height="2.6cm" svg:x="22.853cm" svg:y="11.723cm">
          <text:p text:style-name="P1">10.21.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6" draw:id="id6" draw:layer="layout" svg:width="4.8cm" svg:height="2.6cm" svg:x="10.895cm" svg:y="18.183cm">
          <text:p text:style-name="P1">10.20.0.0/16</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11.4cm" svg:y1="8cm" svg:x2="5.1cm" svg:y2="8cm" draw:start-shape="id1" draw:start-glue-point="6" draw:end-shape="id2" draw:end-glue-point="1" svg:d="m11400 8000h-6300">
          <text:p/>
        </draw:connector>
        <draw:connector draw:style-name="gr3" draw:text-style-name="P1" draw:layer="layout" svg:x1="13.3cm" svg:y1="7.1cm" svg:x2="13.317cm" svg:y2="2.835cm" draw:start-shape="id1" draw:start-glue-point="4" draw:end-shape="id3" draw:end-glue-point="2" svg:d="m13300 7100v-2132h17v-2133">
          <text:p/>
        </draw:connector>
        <draw:connector draw:style-name="gr4" draw:text-style-name="P1" draw:layer="layout" svg:x1="15.2cm" svg:y1="8cm" svg:x2="22.8cm" svg:y2="8cm" draw:start-shape="id1" draw:start-glue-point="10" draw:end-shape="id4" draw:end-glue-point="3" svg:d="m15200 8000h7600">
          <text:p/>
        </draw:connector>
        <draw:connector draw:style-name="gr3" draw:text-style-name="P1" draw:layer="layout" svg:x1="13.3cm" svg:y1="8.9cm" svg:x2="13.3cm" svg:y2="12.1cm" draw:start-shape="id1" draw:start-glue-point="8" draw:end-shape="id5" draw:end-glue-point="4" svg:d="m13300 8900v3200">
          <text:p/>
        </draw:connector>
        <draw:connector draw:style-name="gr3" draw:text-style-name="P1" draw:layer="layout" svg:x1="13.3cm" svg:y1="13.9cm" svg:x2="13.295cm" svg:y2="18.183cm" draw:start-shape="id5" draw:start-glue-point="8" draw:end-shape="id6" svg:d="m13300 13900v2142h-5v2141">
          <text:p/>
        </draw:connector>
        <draw:connector draw:style-name="gr3" draw:text-style-name="P1" draw:layer="layout" svg:x1="11.4cm" svg:y1="13cm" svg:x2="5.1cm" svg:y2="13cm" draw:start-shape="id5" draw:start-glue-point="6" draw:end-shape="id7" draw:end-glue-point="1" svg:d="m11400 13000h-6300">
          <text:p/>
        </draw:connector>
        <draw:connector draw:style-name="gr3" draw:text-style-name="P1" draw:layer="layout" svg:x1="15.2cm" svg:y1="13cm" svg:x2="22.853cm" svg:y2="13.023cm" draw:start-shape="id5" draw:start-glue-point="10" draw:end-shape="id8" svg:d="m15200 13000h3827v23h3826">
          <text:p/>
        </draw:connector>
        <draw:frame draw:style-name="gr5" draw:layer="layout" svg:width="4.2cm" svg:height="0.962cm" svg:x="15cm" svg:y="7.2cm">
          <draw:text-box>
            <text:p>10.24.0.1/16</text:p>
          </draw:text-box>
        </draw:frame>
        <draw:frame draw:style-name="gr5" draw:layer="layout" svg:width="4.2cm" svg:height="0.962cm" svg:x="7.6cm" svg:y="7.2cm">
          <draw:text-box>
            <text:p>10.23.0.1/16</text:p>
          </draw:text-box>
        </draw:frame>
        <draw:frame draw:style-name="gr5" draw:layer="layout" svg:width="4.2cm" svg:height="0.962cm" svg:x="7.5cm" svg:y="12.2cm">
          <draw:text-box>
            <text:p>10.22.0.1/16</text:p>
          </draw:text-box>
        </draw:frame>
        <draw:frame draw:style-name="gr5" draw:layer="layout" svg:width="4.2cm" svg:height="0.962cm" svg:x="15cm" svg:y="12.9cm">
          <draw:text-box>
            <text:p>10.21.0.1/16</text:p>
          </draw:text-box>
        </draw:frame>
        <draw:frame draw:style-name="gr5" draw:layer="layout" svg:width="4.2cm" svg:height="0.962cm" draw:transform="rotate (1.56713113536571) translate (12.4cm 17.696cm)">
          <draw:text-box>
            <text:p>10.20.0.1/16</text:p>
          </draw:text-box>
        </draw:frame>
        <draw:frame draw:style-name="gr5" draw:layer="layout" svg:width="4.2cm" svg:height="0.962cm" draw:transform="rotate (1.56713113536571) translate (12.323cm 7.3cm)">
          <draw:text-box>
            <text:p>10.25.0.1/16</text:p>
          </draw:text-box>
        </draw:frame>
        <draw:frame draw:style-name="gr5" draw:layer="layout" svg:width="4.2cm" svg:height="0.962cm" svg:x="13.2cm" svg:y="8.8cm">
          <draw:text-box>
            <text:p>10.26.0.1</text:p>
          </draw:text-box>
        </draw:frame>
        <draw:frame draw:style-name="gr5" draw:layer="layout" svg:width="4.2cm" svg:height="0.962cm" svg:x="13.2cm" svg:y="11.3cm">
          <draw:text-box>
            <text:p>10.26.0.2</text:p>
          </draw:text-box>
        </draw:frame>
        <draw:custom-shape draw:style-name="gr2" draw:text-style-name="P1" xml:id="id9" draw:id="id9" draw:layer="layout" svg:width="4.8cm" svg:height="2.6cm" svg:x="2.4cm" svg:y="16.4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line-skew="-0.551cm" svg:x1="11.956cm" svg:y1="13.637cm" svg:x2="4.8cm" svg:y2="16.4cm" draw:start-shape="id5" draw:start-glue-point="7" draw:end-shape="id9" draw:end-glue-point="0" svg:d="m11956 13637v963h-7156v1800">
          <text:p/>
        </draw:connector>
        <draw:frame draw:style-name="gr5" draw:layer="layout" svg:width="3.3cm" svg:height="0.962cm" svg:x="9cm" svg:y="13.6cm">
          <draw:text-box>
            <text:p>10.27.0.1</text:p>
          </draw:text-box>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standard" draw:layer="layout" svg:width="26.839cm" svg:height="11.453cm" svg:x="0.56cm" svg:y="0.112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number-columns-spanned="3">
                <text:p text:style-name="P1">ROUTER A</text:p>
              </table:table-cell>
              <table:covered-table-cell/>
              <table:covered-table-cell/>
              <table:table-cell table:number-columns-spanned="3">
                <text:p text:style-name="P1">ROUTER B</text:p>
              </table:table-cell>
              <table:covered-table-cell/>
              <table:covered-table-cell/>
            </table:table-row>
            <table:table-row table:style-name="ro1" table:default-cell-style-name="ce2">
              <table:table-cell>
                <text:p>Destino</text:p>
              </table:table-cell>
              <table:table-cell>
                <text:p>Puerta de enlace</text:p>
              </table:table-cell>
              <table:table-cell>
                <text:p>Métrica</text:p>
              </table:table-cell>
              <table:table-cell>
                <text:p>Destino</text:p>
              </table:table-cell>
              <table:table-cell>
                <text:p>Puerta de enlace</text:p>
              </table:table-cell>
              <table:table-cell>
                <text:p>Métrica</text:p>
              </table:table-cell>
            </table:table-row>
            <table:table-row table:style-name="ro1" table:default-cell-style-name="ce2">
              <table:table-cell>
                <text:p>10.20.0.0/16</text:p>
              </table:table-cell>
              <table:table-cell>
                <text:p>10.26.0.1</text:p>
              </table:table-cell>
              <table:table-cell>
                <text:p>1</text:p>
              </table:table-cell>
              <table:table-cell>
                <text:p>10.20.0.0/16</text:p>
              </table:table-cell>
              <table:table-cell>
                <text:p>10.20.0.1</text:p>
              </table:table-cell>
              <table:table-cell>
                <text:p>Direct</text:p>
              </table:table-cell>
            </table:table-row>
            <table:table-row table:style-name="ro1" table:default-cell-style-name="ce2">
              <table:table-cell>
                <text:p>10.21.0.0/16</text:p>
              </table:table-cell>
              <table:table-cell>
                <text:p>10.26.0.1</text:p>
              </table:table-cell>
              <table:table-cell>
                <text:p>1</text:p>
              </table:table-cell>
              <table:table-cell>
                <text:p>10.21.0.0/16</text:p>
              </table:table-cell>
              <table:table-cell>
                <text:p>10.21.0.1</text:p>
              </table:table-cell>
              <table:table-cell>
                <text:p>Direct</text:p>
              </table:table-cell>
            </table:table-row>
            <table:table-row table:style-name="ro1" table:default-cell-style-name="ce2">
              <table:table-cell>
                <text:p>10.22.0.0/16</text:p>
              </table:table-cell>
              <table:table-cell>
                <text:p>10.26.0.1</text:p>
              </table:table-cell>
              <table:table-cell>
                <text:p>1</text:p>
              </table:table-cell>
              <table:table-cell>
                <text:p>10.22.0.0/16</text:p>
              </table:table-cell>
              <table:table-cell>
                <text:p>10.22.0.1</text:p>
              </table:table-cell>
              <table:table-cell>
                <text:p>Direct</text:p>
              </table:table-cell>
            </table:table-row>
            <table:table-row table:style-name="ro1" table:default-cell-style-name="ce2">
              <table:table-cell>
                <text:p>10.23.0.0/16</text:p>
              </table:table-cell>
              <table:table-cell>
                <text:p>10.23.0.1</text:p>
              </table:table-cell>
              <table:table-cell>
                <text:p>Direct</text:p>
              </table:table-cell>
              <table:table-cell>
                <text:p>10.23.0.0/16</text:p>
              </table:table-cell>
              <table:table-cell>
                <text:p>10.26.0.2</text:p>
              </table:table-cell>
              <table:table-cell>
                <text:p>1</text:p>
              </table:table-cell>
            </table:table-row>
            <table:table-row table:style-name="ro1" table:default-cell-style-name="ce2">
              <table:table-cell>
                <text:p>10.24.0.0/16</text:p>
              </table:table-cell>
              <table:table-cell>
                <text:p>10.24.0.1</text:p>
              </table:table-cell>
              <table:table-cell>
                <text:p>Direct</text:p>
              </table:table-cell>
              <table:table-cell>
                <text:p>10.24.0.0/16</text:p>
              </table:table-cell>
              <table:table-cell>
                <text:p>10.26.0.2</text:p>
              </table:table-cell>
              <table:table-cell>
                <text:p>1</text:p>
              </table:table-cell>
            </table:table-row>
            <table:table-row table:style-name="ro1" table:default-cell-style-name="ce2">
              <table:table-cell>
                <text:p>10.25.0.0/16</text:p>
              </table:table-cell>
              <table:table-cell>
                <text:p>10.25.0.1</text:p>
              </table:table-cell>
              <table:table-cell>
                <text:p>Direct</text:p>
              </table:table-cell>
              <table:table-cell>
                <text:p>10.25.0.0/16</text:p>
              </table:table-cell>
              <table:table-cell>
                <text:p>10.26.0.2</text:p>
              </table:table-cell>
              <table:table-cell>
                <text:p>1</text:p>
              </table:table-cell>
            </table:table-row>
            <table:table-row table:style-name="ro1" table:default-cell-style-name="ce2">
              <table:table-cell>
                <text:p>10.26.0.0/16</text:p>
              </table:table-cell>
              <table:table-cell>
                <text:p>10.26.0.1</text:p>
              </table:table-cell>
              <table:table-cell>
                <text:p>Direct</text:p>
              </table:table-cell>
              <table:table-cell>
                <text:p>10.26.0.0/16</text:p>
              </table:table-cell>
              <table:table-cell>
                <text:p>10.26.0.2</text:p>
              </table:table-cell>
              <table:table-cell>
                <text:p>1</text:p>
              </table:table-cell>
            </table:table-row>
            <table:table-row table:style-name="ro1" table:default-cell-style-name="ce2">
              <table:table-cell>
                <text:p>Default (0.0.0.0)</text:p>
              </table:table-cell>
              <table:table-cell>
                <text:p>10.26.0.1</text:p>
              </table:table-cell>
              <table:table-cell>
                <text:p>1</text:p>
              </table:table-cell>
              <table:table-cell>
                <text:p>Default (0.0.0.0)</text:p>
              </table:table-cell>
              <table:table-cell>
                <text:p>10.27.0.1</text:p>
              </table:table-cell>
              <table:table-cell>
                <text:p>Direct</text:p>
              </table:table-cell>
            </table:table-row>
          </table:table>
          <draw:image xlink:href="Pictures/TablePreview1.svm" xlink:type="simple" xlink:show="embed" xlink:actuate="onLoad"/>
        </draw:frame>
        <presentation:notes draw:style-name="dp2">
          <draw:page-thumbnail draw:style-name="gr6"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úmero&gt;</text:page-number></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1-30T15:49:40</meta:creation-date>
    <dc:date>2012-11-30T16:31:46</dc:date>
    <meta:editing-duration>PT29M24S</meta:editing-duration>
    <meta:editing-cycles>8</meta:editing-cycles>
    <meta:generator>LibreOffice/3.5$Linux_X86_64 LibreOffice_project/350m1$Build-2</meta:generator>
    <meta:document-statistic meta:object-count="52"/>
  </office:meta>
</office:document-meta>
</file>